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  <style:style style:name="ce8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27"/>
    <style:style style:name="ce11" style:family="table-cell" style:parent-style-name="Default" style:data-style-name="N127">
      <style:table-cell-properties fo:background-color="transparen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7">
      <style:table-cell-properties fo:border-bottom="0.06pt solid #000000" fo:background-color="transparent" fo:border-left="none" fo:border-right="none" fo:border-top="non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oten [eV]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-272.55395805" calcext:value-type="float">
            <text:p>-272.5539580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272.08782671" calcext:value-type="float">
            <text:p>-272.08782671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-272.0877407" calcext:value-type="float">
            <text:p>-272.0877407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-272.30481119" calcext:value-type="float">
            <text:p>-272.30481119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-272.42814238" calcext:value-type="float">
            <text:p>-272.42814238</text:p>
          </table:table-cell>
          <table:table-cell table:style-name="ce5" table:number-columns-repeated="6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-272.36247235" calcext:value-type="float">
            <text:p>-272.36247235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-271.92493778" calcext:value-type="float">
            <text:p>-271.92493778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-271.98399735" calcext:value-type="float">
            <text:p>-271.98399735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-271.99918661" calcext:value-type="float">
            <text:p>-271.99918661</text:p>
          </table:table-cell>
          <table:table-cell table:style-name="ce5"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style-name="ce5" table:number-columns-repeated="6"/>
        </table:table-row>
        <table:table-row table:style-name="ro1" table:number-rows-repeated="4">
          <table:table-cell table:number-columns-repeated="2"/>
          <table:table-cell table:style-name="ce11"/>
          <table:table-cell table:style-name="ce5"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style-name="ce5" table:number-columns-repeated="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>
          <table:table-cell table:style-name="ce8" table:number-columns-repeated="2"/>
          <table:table-cell table:style-name="ce12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08:08:24.357010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3T09:57:24.595277122</meta:creation-date>
    <dc:date>2024-04-30T08:10:01.354536634</dc:date>
    <meta:editing-duration>P5DT18H25S</meta:editing-duration>
    <meta:editing-cycles>21</meta:editing-cycles>
    <meta:generator>LibreOffice/6.4.7.2$Linux_X86_64 LibreOffice_project/40$Build-2</meta:generator>
    <meta:document-statistic meta:table-count="1" meta:cell-count="30" meta:object-count="0"/>
  </office:meta>
</office:document-meta>
</file>